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Pictures/100000010000010F00000044211F9570D1F89AB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507in" table:align="margins" fo:background-color="transparent">
        <style:background-image/>
      </style:table-properties>
    </style:style>
    <style:style style:name="Table1.A" style:family="table-column">
      <style:table-column-properties style:column-width="0.8972in" style:rel-column-width="1292*"/>
    </style:style>
    <style:style style:name="Table1.B" style:family="table-column">
      <style:table-column-properties style:column-width="0.1465in" style:rel-column-width="211*"/>
    </style:style>
    <style:style style:name="Table1.C" style:family="table-column">
      <style:table-column-properties style:column-width="1.8521in" style:rel-column-width="2667*"/>
    </style:style>
    <style:style style:name="Table1.D" style:family="table-column">
      <style:table-column-properties style:column-width="2.125in" style:rel-column-width="3060*"/>
    </style:style>
    <style:style style:name="Table1.E" style:family="table-column">
      <style:table-column-properties style:column-width="0.25in" style:rel-column-width="360*"/>
    </style:style>
    <style:style style:name="Table1.F" style:family="table-column">
      <style:table-column-properties style:column-width="1.5in" style:rel-column-width="2160*"/>
    </style:style>
    <style:style style:name="Table1.G" style:family="table-column">
      <style:table-column-properties style:column-width="0.0799in" style:rel-column-width="11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style:vertical-align="middle" fo:padding="0.0201in" fo:border-left="none" fo:border-right="0.05pt solid #000000" fo:border-top="0.05pt solid #000000" fo:border-bottom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2.9188in" fo:margin-left="3.909in" table:align="left"/>
    </style:style>
    <style:style style:name="Table5.A" style:family="table-column">
      <style:table-column-properties style:column-width="2.9188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6.8507in" table:align="margins"/>
    </style:style>
    <style:style style:name="Table2.A" style:family="table-column">
      <style:table-column-properties style:column-width="1.191in" style:rel-column-width="1715*"/>
    </style:style>
    <style:style style:name="Table2.B" style:family="table-column">
      <style:table-column-properties style:column-width="1.1917in" style:rel-column-width="1716*"/>
    </style:style>
    <style:style style:name="Table2.E" style:family="table-column">
      <style:table-column-properties style:column-width="2.0854in" style:rel-column-width="3003*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A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8507in" table:align="margins"/>
    </style:style>
    <style:style style:name="Table3.A" style:family="table-column">
      <style:table-column-properties style:column-width="0.875in" style:rel-column-width="1260*"/>
    </style:style>
    <style:style style:name="Table3.B" style:family="table-column">
      <style:table-column-properties style:column-width="0.1875in" style:rel-column-width="270*"/>
    </style:style>
    <style:style style:name="Table3.C" style:family="table-column">
      <style:table-column-properties style:column-width="5.7882in" style:rel-column-width="8335*"/>
    </style:style>
    <style:style style:name="Table3.1" style:family="table-row">
      <style:table-row-properties style:min-row-height="0.1458in"/>
    </style:style>
    <style:style style:name="Table3.A1" style:family="table-cell">
      <style:table-cell-properties fo:padding="0.0201in" fo:border="none" style:writing-mode="page"/>
    </style:style>
    <style:style style:name="Table4" style:family="table">
      <style:table-properties style:width="4in" fo:margin-left="1.4431in" table:align="left" fo:background-color="transparent">
        <style:background-image/>
      </style:table-properties>
    </style:style>
    <style:style style:name="Table4.A" style:family="table-column">
      <style:table-column-properties style:column-width="4in"/>
    </style:style>
    <style:style style:name="Table4.1" style:family="table-row">
      <style:table-row-properties style:min-row-height="0.1875in" fo:background-color="transparent">
        <style:background-image/>
      </style:table-row-properties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P6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8pt" officeooo:rsid="006f6841" officeooo:paragraph-rsid="006f6841" style:font-size-asian="7pt" style:font-size-complex="8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8pt" style:font-size-asian="7pt" style:font-size-complex="8pt"/>
    </style:style>
    <style:style style:name="P16" style:family="paragraph" style:parent-style-name="Text_20_body">
      <style:text-properties style:font-name="Arial" fo:font-size="8pt" fo:font-style="normal" fo:font-weight="bold" officeooo:rsid="0302ba1c" officeooo:paragraph-rsid="0302ba1c" style:font-size-asian="7pt" style:font-style-asian="normal" style:font-weight-asian="bold" style:font-size-complex="8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8pt" fo:font-weight="bold" officeooo:rsid="02f2366e" officeooo:paragraph-rsid="02f2366e" style:font-size-asian="7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7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2f36a37" style:font-size-asian="7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P21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P23" style:family="paragraph" style:parent-style-name="Standard">
      <style:text-properties officeooo:paragraph-rsid="030e34ba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30e34ba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30e34ba" officeooo:paragraph-rsid="030e34ba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line-height="115%" fo:text-align="start" style:justify-single-word="false"/>
      <style:text-properties officeooo:paragraph-rsid="023346a1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Arial" fo:font-size="2pt" officeooo:rsid="006f6841" officeooo:paragraph-rsid="0326bf83" style:font-size-asian="1.75pt" style:font-size-complex="2pt"/>
    </style:style>
    <style:style style:name="P28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9pt" fo:font-weight="bold" officeooo:rsid="00d2f3b4" officeooo:paragraph-rsid="020d0aa1" style:font-size-asian="9pt" style:font-weight-asian="bold" style:font-size-complex="9pt" style:font-weight-complex="bold"/>
    </style:style>
    <style:style style:name="P29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9pt" fo:font-weight="bold" officeooo:rsid="02f04d34" officeooo:paragraph-rsid="02f04d34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9pt" fo:font-weight="bold" officeooo:rsid="02f04d34" officeooo:paragraph-rsid="0326bf83" style:font-size-asian="9pt" style:font-weight-asian="bold" style:font-size-complex="9pt" style:font-weight-complex="bold"/>
    </style:style>
    <style:style style:name="P31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10pt" fo:font-weight="bold" officeooo:rsid="031141ba" officeooo:paragraph-rsid="031141ba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8pt" fo:font-weight="bold" officeooo:rsid="031141ba" officeooo:paragraph-rsid="031141ba" style:font-size-asian="7pt" style:font-weight-asian="bold" style:font-size-complex="8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8pt" fo:font-weight="bold" officeooo:rsid="0312b15f" officeooo:paragraph-rsid="0312b15f" style:font-size-asian="7pt" style:font-weight-asian="bold" style:font-size-complex="8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8pt" fo:font-weight="bold" officeooo:rsid="0313b696" officeooo:paragraph-rsid="0313b696" style:font-size-asian="7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2f36a37" style:font-size-asian="7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font-weight="bold" officeooo:rsid="03158706" officeooo:paragraph-rsid="03158706" style:font-size-asian="7pt" style:font-weight-asian="bold" style:font-size-complex="8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8pt" style:font-size-asian="7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7pt" style:font-size-complex="8pt"/>
    </style:style>
    <style:style style:name="P3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2fa94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2fa94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15%" fo:text-align="start" style:justify-single-word="false"/>
      <style:text-properties officeooo:paragraph-rsid="023346a1"/>
    </style:style>
    <style:style style:name="P43" style:family="paragraph" style:parent-style-name="Table_20_Contents">
      <style:paragraph-properties fo:line-height="115%" fo:text-align="start" style:justify-single-word="false"/>
      <style:text-properties officeooo:paragraph-rsid="030e34ba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8pt" fo:font-weight="bold" officeooo:paragraph-rsid="0326bf83" style:font-size-asian="8pt" style:font-weight-asian="bold" style:font-size-complex="8pt" style:font-weight-complex="bold"/>
    </style:style>
    <style:style style:name="P45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46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ext_20_body">
      <style:paragraph-properties fo:text-align="justify" style:justify-single-word="false"/>
      <style:text-properties style:font-name="Arial" fo:font-size="8pt" officeooo:rsid="006f6841" officeooo:paragraph-rsid="006f6841" style:font-size-asian="7pt" style:font-size-complex="8pt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2a6099" loext:opacity="100%" fo:font-size="6pt" officeooo:rsid="00d2f3b4" style:font-size-asian="6pt" style:font-size-complex="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Arial" fo:font-size="9pt" officeooo:rsid="0031c11d" style:font-size-asian="9pt" style:font-size-complex="9pt"/>
    </style:style>
    <style:style style:name="T6" style:family="text">
      <style:text-properties style:font-name="Arial" fo:font-size="9pt" fo:font-weight="bold" officeooo:rsid="006f6841" style:font-size-asian="9pt" style:font-weight-asian="bold" style:font-size-complex="9pt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314fa8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8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T9" style:family="text">
      <style:text-properties officeooo:rsid="011f607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330b30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formatted_invoice_date" text:name="py3o.objects.formatted_invoice_date"/>
        <text:user-field-decl office:value-type="string" office:string-value="ditujukakn_kepada" text:name="py3o.o.ditujukakn_kepada"/>
        <text:user-field-decl office:value-type="string" office:string-value="ditujukan_kepada" text:name="py3o.o.ditujukan_kepada"/>
        <text:user-field-decl office:value-type="string" office:string-value="ditujukan_kepada" text:name="py3o.o.ditujukan_kepada.name"/>
        <text:user-field-decl office:value-type="string" office:string-value="ds" text:name="py3o.l.ds"/>
        <text:user-field-decl office:value-type="string" office:string-value="name" text:name="py3o.o.name"/>
        <text:user-field-decl office:value-type="string" office:string-value="unit" text:name="py3o.o.sub_branch_ids.name"/>
        <text:user-field-decl office:value-type="string" office:string-value="pemberi_kerja" text:name="py3o.o.pemberi_kerja"/>
        <text:user-field-decl office:value-type="string" office:string-value="pekerjaan" text:name="py3o.o.pekerjaan"/>
        <text:user-field-decl office:value-type="string" office:string-value="divisi" text:name="py3o.o.unit_penempatan_id.name"/>
        <text:user-field-decl office:value-type="string" office:string-value="nama_cabang" text:name="py3o.o.branch_id.name"/>
        <text:user-field-decl office:value-type="string" office:string-value="nama_cabang" text:name="py3o.o.branch_id"/>
        <text:user-field-decl office:value-type="string" office:string-value="tanggal_bank_garansi" text:name="py3o.o.tanggal_bank_garansi"/>
        <text:user-field-decl office:value-type="string" office:string-value="jangka_waktu" text:name="py3o.o.jangka_waktu"/>
        <text:user-field-decl office:value-type="string" office:string-value="jenis_bank_garansi_id" text:name="py3o.o.jenis_bank_garansi_id.name"/>
        <text:user-field-decl office:value-type="string" office:string-value="tipe_bank_garansi_id" text:name="py3o.o.tipe_bank_garansi_id.name"/>
        <text:user-field-decl office:value-type="string" office:string-value="nama_asuransi" text:name="py3o.o.nama_asuransi"/>
        <text:user-field-decl office:value-type="string" office:string-value="nominal_jaminan" text:name="py3o.o.nominal_jaminan"/>
        <text:user-field-decl office:value-type="string" office:string-value="biaya_asuransi" text:name="py3o.o.biaya_asuransi"/>
        <text:user-field-decl office:value-type="string" office:string-value="dana_kembali" text:name="py3o.o.dana_kembali"/>
        <text:user-field-decl office:value-type="string" office:string-value="bank_cabang" text:name="py3o.o.bank_cabang"/>
        <text:user-field-decl office:value-type="string" office:string-value="keterangan" text:name="py3o.o.keterangan"/>
        <text:user-field-decl office:value-type="string" office:string-value="deposito_name" text:name="py3o.o.deposito_ids.name"/>
        <text:user-field-decl office:value-type="string" office:string-value="saldo" text:name="py3o.o.deposito_ids.saldo"/>
        <text:user-field-decl office:value-type="string" office:string-value="tipe" text:name="py3o.o.tipe_notes"/>
        <text:user-field-decl office:value-type="string" office:string-value="bank" text:name="py3o.o.bank"/>
        <text:user-field-decl office:value-type="string" office:string-value="rekening" text:name="py3o.o.rekening"/>
        <text:user-field-decl office:value-type="string" office:string-value="uraian_notes" text:name="py3o.o.uraian_notes"/>
        <text:user-field-decl office:value-type="string" office:string-value="l_month" text:name="py3o.l.related_month"/>
        <text:user-field-decl office:value-type="string" office:string-value="l_related_year" text:name="py3o.l.related_year"/>
        <text:user-field-decl office:value-type="string" office:string-value="l_type" text:name="py3o.l.type"/>
        <text:user-field-decl office:value-type="string" office:string-value="l_type_display" text:name="py3o.l.type_display"/>
      </text:user-field-decls>
      <text:p text:style-name="P3"><text:a xlink:type="simple" xlink:href="py3o://for=%22o%20in%20objects%22" text:style-name="Internet_20_link" text:visited-style-name="Visited_20_Internet_20_Link"><text:span text:style-name="T3">for="o in objects"</text:span></text:a></text:p>
      <text:p text:style-name="P28"><text:s text:c="4"/></text:p>
      <text:p text:style-name="P31">SINKING FUND</text:p>
      <text:p text:style-name="P2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4"><text:user-field-get text:name="py3o.o.name">name</text:user-field-get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2">Tipe Notes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5"><text:user-field-get text:name="py3o.o.tipe_notes">tipe</text:user-field-get></text:p>
          </table:table-cell>
          <table:table-cell table:style-name="Table1.A1" office:value-type="string">
            <text:p text:style-name="P34">Total Pene<text:span text:style-name="T11">r</text:span>imaan / Pengeluaran Sinking Fund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41"><text:span text:style-name="T9"><text:s/></text:span><text:text-input text:description="py3o://function=&quot;'{:,.10g}'.format(o.total_sinking_fund).replace(',', 'X').replace('.', ',').replace('X', '.') if o.total_sinking_fund else ''&quot;">total_sinking_fund</text:text-input></text:p>
          </table:table-cell>
          <table:table-cell table:style-name="Table1.G1" office:value-type="string">
            <text:p text:style-name="P41"/>
          </table:table-cell>
        </table:table-row>
        <table:table-row table:style-name="Table1.1">
          <table:table-cell table:style-name="Table1.A2" office:value-type="string">
            <text:p text:style-name="P33">Bank</text:p>
          </table:table-cell>
          <table:table-cell table:style-name="Table1.A2" office:value-type="string">
            <text:p text:style-name="P19">:</text:p>
          </table:table-cell>
          <table:table-cell table:style-name="Table1.A2" office:value-type="string">
            <text:p text:style-name="P15"><text:user-field-get text:name="py3o.o.bank">bank</text:user-field-get></text:p>
          </table:table-cell>
          <table:table-cell table:style-name="Table1.A2" office:value-type="string">
            <text:p text:style-name="P34">Total Pembuatan / Pencairan Deposito</text:p>
          </table:table-cell>
          <table:table-cell table:style-name="Table1.A2" office:value-type="string">
            <text:p text:style-name="P19">:</text:p>
          </table:table-cell>
          <table:table-cell table:style-name="Table1.A2" office:value-type="string">
            <text:p text:style-name="P41"><text:span text:style-name="T9"><text:s/></text:span><text:text-input text:description="py3o://function=&quot;'{:,.10g}'.format(o.total_deposito).replace(',', 'X').replace('.', ',').replace('X', '.') if o.total_deposito else ''&quot;">total_deposito</text:text-input></text:p>
          </table:table-cell>
          <table:table-cell table:style-name="Table1.G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33">Rekening</text:p>
          </table:table-cell>
          <table:table-cell table:style-name="Table1.A2" office:value-type="string">
            <text:p text:style-name="P19">:</text:p>
          </table:table-cell>
          <table:table-cell table:style-name="Table1.A2" office:value-type="string">
            <text:p text:style-name="P15"><text:user-field-get text:name="py3o.o.rekening">rekening</text:user-field-get></text:p>
          </table:table-cell>
          <table:table-cell table:style-name="Table1.A2" office:value-type="string">
            <text:p text:style-name="P34">Total Pendapatan dan Administrasi Bank</text:p>
          </table:table-cell>
          <table:table-cell table:style-name="Table1.A2" office:value-type="string">
            <text:p text:style-name="P19">:</text:p>
          </table:table-cell>
          <table:table-cell table:style-name="Table1.A2" office:value-type="string">
            <text:p text:style-name="P41"><text:span text:style-name="T9"><text:s/></text:span><text:text-input text:description="py3o://function=&quot;'{:,.10g}'.format(o.total_biaya_admin).replace(',', 'X').replace('.', ',').replace('X', '.') if o.total_biaya_admin else ''&quot;">total_biaya_admin</text:text-input></text:p>
          </table:table-cell>
          <table:table-cell table:style-name="Table1.G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33">Maturity Date</text:p>
          </table:table-cell>
          <table:table-cell table:style-name="Table1.A2" office:value-type="string">
            <text:p text:style-name="P19">:</text:p>
          </table:table-cell>
          <table:table-cell table:style-name="Table1.A2" office:value-type="string">
            <text:p text:style-name="P39"><text:text-input text:description="py3o://function=&quot;o.maturity_date.strftime('%-d %B %Y') if o.maturity_date else ''&quot;">maturity_date</text:text-input></text:p>
          </table:table-cell>
          <table:table-cell table:style-name="Table1.A2" office:value-type="string">
            <text:p text:style-name="P34">Total Saldo</text:p>
          </table:table-cell>
          <table:table-cell table:style-name="Table1.A2" office:value-type="string">
            <text:p text:style-name="P19">:</text:p>
          </table:table-cell>
          <table:table-cell table:style-name="Table1.A2" office:value-type="string">
            <text:p text:style-name="P41"><text:span text:style-name="T9"><text:s/></text:span><text:span text:style-name="T10"><text:text-input text:description="py3o://function=&quot;'{:,.10g}'.format(o.total_saldo).replace(',', 'X').replace('.', ',').replace('X', '.') if o.total_saldo else ''&quot;">total_saldo</text:text-input></text:span></text:p>
          </table:table-cell>
          <table:table-cell table:style-name="Table1.G2" office:value-type="string">
            <text:p text:style-name="P15"/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Uraian Notes</text:p>
          </table:table-cell>
          <table:table-cell table:style-name="Table3.A1" office:value-type="string">
            <text:p text:style-name="P19">:</text:p>
          </table:table-cell>
          <table:table-cell table:style-name="Table3.A1" office:value-type="string">
            <text:p text:style-name="P39"><text:user-field-get text:name="py3o.o.uraian_notes">uraian_notes</text:user-field-get>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36">Tanggal Transfer</text:p>
          </table:table-cell>
          <table:table-cell table:style-name="Table2.A1" office:value-type="string">
            <text:p text:style-name="P36">Bulan</text:p>
          </table:table-cell>
          <table:table-cell table:style-name="Table2.A1" office:value-type="string">
            <text:p text:style-name="P36">Tahun</text:p>
          </table:table-cell>
          <table:table-cell table:style-name="Table2.A1" office:value-type="string">
            <text:p text:style-name="P36">Type</text:p>
          </table:table-cell>
          <table:table-cell table:style-name="Table2.E1" office:value-type="string">
            <text:p text:style-name="P36">Nominal</text:p>
          </table:table-cell>
        </table:table-row>
        <table:table-row>
          <table:table-cell table:style-name="Table2.A2" table:number-columns-spanned="5" office:value-type="string">
            <text:p text:style-name="P45"><text:a xlink:type="simple" xlink:href="py3o://for=%22%22l%20in%20o.sinking_line_ids%22" text:style-name="Internet_20_link" text:visited-style-name="Visited_20_Internet_20_Link"><text:span text:style-name="T7">for=""l in o.sinking_line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40"><text:text-input text:description="py3o://function=&quot;l.tanggal_transfer.strftime('%-d %B %Y') if l.tanggal_transfer else ''&quot;">l_tanggal_transfer</text:text-input></text:p>
          </table:table-cell>
          <table:table-cell table:style-name="Table2.A3" office:value-type="string">
            <text:p text:style-name="P40"><text:user-field-get text:name="py3o.l.related_month">l_month</text:user-field-get></text:p>
          </table:table-cell>
          <table:table-cell table:style-name="Table2.A3" office:value-type="string">
            <text:p text:style-name="P40"><text:user-field-get text:name="py3o.l.related_year">l_related_year</text:user-field-get></text:p>
          </table:table-cell>
          <table:table-cell table:style-name="Table2.A3" office:value-type="string">
            <text:p text:style-name="P38"><text:user-field-get text:name="py3o.l.type_display">l_type_display</text:user-field-get></text:p>
          </table:table-cell>
          <table:table-cell table:style-name="Table2.A2" office:value-type="string">
            <text:p text:style-name="P41"><text:span text:style-name="T9"><text:s/></text:span><text:text-input text:description="py3o://function=&quot;'{:,.10g}'.format(l.nominal_penempatan).replace(',', 'X').replace('.', ',').replace('X', '.') if l.nominal_penempatan else ''&quot;">l_nominal_penempatan</text:text-input></text:p>
          </table:table-cell>
        </table:table-row>
        <table:table-row>
          <table:table-cell table:style-name="Table2.A4" table:number-columns-spanned="5" office:value-type="string">
            <text:p text:style-name="P46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  <text:p text:style-name="P26"><text:a xlink:type="simple" xlink:href="py3o:///for" text:style-name="Internet_20_link" text:visited-style-name="Visited_20_Internet_20_Link"><text:span text:style-name="T5">For</text:span></text:a></text:p>
      <text:p text:style-name="P26"/>
      <text:p text:style-name="P4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5">(…………………………………………..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8118in" fo:margin-left="0.0396in" table:align="left"/>
    </style:style>
    <style:style style:name="Table6.A" style:family="table-column">
      <style:table-column-properties style:column-width="1.8701in"/>
    </style:style>
    <style:style style:name="Table6.B" style:family="table-column">
      <style:table-column-properties style:column-width="2.8736in"/>
    </style:style>
    <style:style style:name="Table6.C" style:family="table-column">
      <style:table-column-properties style:column-width="2.068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8" style:family="table">
      <style:table-properties style:width="6.8507in" table:align="margins"/>
    </style:style>
    <style:style style:name="Table8.A" style:family="table-column">
      <style:table-column-properties style:column-width="4in" style:rel-column-width="38264*"/>
    </style:style>
    <style:style style:name="Table8.B" style:family="table-column">
      <style:table-column-properties style:column-width="2.8507in" style:rel-column-width="27271*"/>
    </style:style>
    <style:style style:name="Table8.A1" style:family="table-cell">
      <style:table-cell-properties style:vertical-align="middle"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M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MP12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MP13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1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02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2" text:anchor-type="char" svg:x="5.078in" svg:y="0.2016in" svg:width="1.3689in" svg:height="0.3429in" draw:z-index="1"><draw:image xlink:href="Pictures/100000010000010F00000044211F9570D1F89AB5.png" xlink:type="simple" xlink:show="embed" xlink:actuate="onLoad" draw:mime-type="image/png"/></draw:frame><draw:frame draw:style-name="Mfr2" draw:name="Image3" text:anchor-type="char" svg:x="0.3555in" svg:y="0.0598in" svg:width="0.9665in" svg:height="0.6055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C1" office:value-type="string">
              <text:p text:style-name="MP7"/>
              <text:p text:style-name="MP7"/>
              <text:p text:style-name="MP7"/>
              <text:p text:style-name="MP8"/>
            </table:table-cell>
          </table:table-row>
        </table:table>
        <text:p text:style-name="MP9"/>
        <text:p text:style-name="MP10"><text:a xlink:type="simple" xlink:href="py3o:///for" text:style-name="Internet_20_link" text:visited-style-name="Visited_20_Internet_20_Link">for</text:a></text:p>
      </style:header>
      <style:footer>
        <text:p text:style-name="MP11"><text:a xlink:type="simple" xlink:href="py3o://for=%22o%20in%20objects%22" text:style-name="Internet_20_link" text:visited-style-name="Visited_20_Internet_20_Link"><text:span text:style-name="MT1">for="o in objects"</text:span></text:a></text:p>
        <text:p text:style-name="MP12"><text:a xlink:type="simple" xlink:href="py3o:///for" text:style-name="Internet_20_link" text:visited-style-name="Visited_20_Internet_20_Link">For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3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8.A1" office:value-type="string">
              <text:p text:style-name="MP14"><text:page-number text:select-page="current">1</text:page-number>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5-01T13:07:33.259777812</dc:date>
    <meta:editing-duration>P11DT7H46M53S</meta:editing-duration>
    <meta:editing-cycles>331</meta:editing-cycles>
    <meta:generator>LibreOffice/7.4.7.2$Linux_X86_64 LibreOffice_project/40$Build-2</meta:generator>
    <meta:document-statistic meta:table-count="7" meta:image-count="2" meta:object-count="0" meta:page-count="1" meta:paragraph-count="57" meta:word-count="102" meta:character-count="672" meta:non-whitespace-character-count="629"/>
  </office:meta>
</office:document-meta>
</file>